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6.135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3.902cm"/>
    </style:style>
    <style:style style:name="co7" style:family="table-column">
      <style:table-column-properties fo:break-before="auto" style:column-width="5.445cm"/>
    </style:style>
    <style:style style:name="co8" style:family="table-column">
      <style:table-column-properties fo:break-before="auto" style:column-width="4.447cm"/>
    </style:style>
    <style:style style:name="co9" style:family="table-column">
      <style:table-column-properties fo:break-before="auto" style:column-width="4.911cm"/>
    </style:style>
    <style:style style:name="co10" style:family="table-column">
      <style:table-column-properties fo:break-before="auto" style:column-width="5.509cm"/>
    </style:style>
    <style:style style:name="co11" style:family="table-column">
      <style:table-column-properties fo:break-before="auto" style:column-width="3.194cm"/>
    </style:style>
    <style:style style:name="co12" style:family="table-column">
      <style:table-column-properties fo:break-before="auto" style:column-width="2.187cm"/>
    </style:style>
    <style:style style:name="co13" style:family="table-column">
      <style:table-column-properties fo:break-before="auto" style:column-width="6.68cm"/>
    </style:style>
    <style:style style:name="co14" style:family="table-column">
      <style:table-column-properties fo:break-before="auto" style:column-width="2.133cm"/>
    </style:style>
    <style:style style:name="co15" style:family="table-column">
      <style:table-column-properties fo:break-before="auto" style:column-width="4.0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Qualitätszie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Priorität</text:p>
          </table:table-cell>
          <table:table-cell office:value-type="string">
            <text:p>Ziel</text:p>
          </table:table-cell>
          <table:table-cell office:value-type="string">
            <text:p>Szenari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orrektheit</text:p>
          </table:table-cell>
          <table:table-cell office:value-type="string">
            <text:p>Software folgt Benutzereingabe,</text:p>
            <text:p>es sei den Dieser verletzt </text:p>
            <text:p>Die Zugriffsrechte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Konsistenz</text:p>
          </table:table-cell>
          <table:table-cell office:value-type="string">
            <text:p>Gespeicherte Daten sind </text:p>
            <text:p>Eindeutig (nicht redundant)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Benutzerfreundlichkeit</text:p>
          </table:table-cell>
          <table:table-cell office:value-type="string">
            <text:p>Ansprechendes und </text:p>
            <text:p>Intuitives User-Interface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Zuverlässigkeit</text:p>
          </table:table-cell>
          <table:table-cell office:value-type="string">
            <text:p>eCourse läuft sicher, frei von </text:p>
            <text:p>Abstürze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ortabilität</text:p>
          </table:table-cell>
          <table:table-cell office:value-type="string">
            <text:p>Hardware lässt sich (mit akzeptablen</text:p>
            <text:p>Aufwand) an einen anderen </text:p>
            <text:p>Standort bringen</text:p>
          </table:table-cell>
        </table:table-row>
      </table:table>
      <table:table table:name="Randbedingungen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Ursache</text:p>
          </table:table-cell>
          <table:table-cell office:value-type="string">
            <text:p>Randbedingung</text:p>
          </table:table-cell>
          <table:table-cell office:value-type="string">
            <text:p>Erläuterung</text:p>
          </table:table-cell>
        </table:table-row>
        <table:table-row table:style-name="ro2">
          <table:table-cell office:value-type="string">
            <text:p>organisatorisch</text:p>
          </table:table-cell>
          <table:table-cell office:value-type="string">
            <text:p>Scrum</text:p>
          </table:table-cell>
          <table:table-cell office:value-type="string">
            <text:p>Dadurch, dass die Software </text:p>
            <text:p>agil entwickelt wird, finden</text:p>
            <text:p>Regelmäßige Meetings statt</text:p>
          </table:table-cell>
        </table:table-row>
        <table:table-row table:style-name="ro1">
          <table:table-cell office:value-type="string">
            <text:p>übergreifend</text:p>
          </table:table-cell>
          <table:table-cell office:value-type="string">
            <text:p>Programimierrichtlinien</text:p>
          </table:table-cell>
          <table:table-cell office:value-type="string">
            <text:p>siehe Programmierrichtlinien.pdf</text:p>
          </table:table-cell>
        </table:table-row>
        <table:table-row table:style-name="ro3">
          <table:table-cell/>
          <table:table-cell office:value-type="string">
            <text:p>Versionierungs-</text:p>
            <text:p>Richtlinen</text:p>
          </table:table-cell>
          <table:table-cell/>
        </table:table-row>
        <table:table-row table:style-name="ro3">
          <table:table-cell/>
          <table:table-cell office:value-type="string">
            <text:p>Namens-</text:p>
            <text:p>Konventionen</text:p>
          </table:table-cell>
          <table:table-cell/>
        </table:table-row>
        <table:table-row table:style-name="ro2">
          <table:table-cell office:value-type="string">
            <text:p>zeitlich</text:p>
          </table:table-cell>
          <table:table-cell office:value-type="string">
            <text:p>Bearbeitungszeit</text:p>
          </table:table-cell>
          <table:table-cell office:value-type="string">
            <text:p>Projekt und Dokumentation</text:p>
            <text:p>Haben unverrückbare</text:p>
            <text:p>Deadline</text:p>
          </table:table-cell>
        </table:table-row>
      </table:table>
      <table:table table:name="fachlicher_kontext" table:style-name="ta1"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aktion</text:p>
          </table:table-cell>
          <table:table-cell office:value-type="string">
            <text:p>Nutzer-rolle</text:p>
          </table:table-cell>
          <table:table-cell table:number-columns-repeated="2"/>
          <table:table-cell office:value-type="string">
            <text:p>daten</text:p>
          </table:table-cell>
          <table:table-cell/>
        </table:table-row>
        <table:table-row table:style-name="ro1">
          <table:table-cell/>
          <table:table-cell office:value-type="string">
            <text:p>student</text:p>
          </table:table-cell>
          <table:table-cell office:value-type="string">
            <text:p>dozent</text:p>
          </table:table-cell>
          <table:table-cell office:value-type="string">
            <text:p>admin</text:p>
          </table:table-cell>
          <table:table-cell office:value-type="string">
            <text:p>eingabe</text:p>
          </table:table-cell>
          <table:table-cell office:value-type="string">
            <text:p>ausgabe</text:p>
          </table:table-cell>
        </table:table-row>
        <table:table-row table:style-name="ro1">
          <table:table-cell office:value-type="string">
            <text:p>login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1">
          <table:table-cell office:value-type="string">
            <text:p>registrierung</text:p>
          </table:table-cell>
          <table:table-cell table:number-columns-repeated="5"/>
        </table:table-row>
        <table:table-row table:style-name="ro1">
          <table:table-cell office:value-type="string">
            <text:p>kurs erstellen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1">
          <table:table-cell office:value-type="string">
            <text:p>kursteilnehmer hinzufügen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1">
          <table:table-cell office:value-type="string">
            <text:p>kursteilnehmer entfernen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1">
          <table:table-cell office:value-type="string">
            <text:p>datein hochladen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1">
          <table:table-cell office:value-type="string">
            <text:p>studenten löschen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1">
          <table:table-cell office:value-type="string">
            <text:p>kurse löschen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1">
          <table:table-cell office:value-type="string">
            <text:p>dateien runterladen</text:p>
          </table:table-cell>
          <table:table-cell office:value-type="string">
            <text:p>ja</text:p>
          </table:table-cell>
          <table:table-cell office:value-type="string">
            <text:p>ja 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1">
          <table:table-cell office:value-type="string">
            <text:p>bewertung eingeben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table:number-columns-repeated="2"/>
        </table:table-row>
        <table:table-row table:style-name="ro1">
          <table:table-cell office:value-type="string">
            <text:p>bewertung freischalten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2"/>
        </table:table-row>
      </table:table>
      <table:table table:name="Entwurfsentscheidungen" table:style-name="ta1"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office:value-type="string">
            <text:p>Software/Programme/Plugins</text:p>
          </table:table-cell>
          <table:table-cell office:value-type="string">
            <text:p>Name</text:p>
          </table:table-cell>
          <table:table-cell office:value-type="string">
            <text:p>Erklärung</text:p>
          </table:table-cell>
        </table:table-row>
        <table:table-row table:style-name="ro1">
          <table:table-cell office:value-type="string">
            <text:p>Versionierungsverwaltung</text:p>
          </table:table-cell>
          <table:table-cell office:value-type="string">
            <text:p>Git</text:p>
          </table:table-cell>
          <table:table-cell office:value-type="string">
            <text:p>Jeder Mitglied hatte schon einen Account. Hat sich in der Vergangenheit als zuverlässig erwiesen</text:p>
          </table:table-cell>
        </table:table-row>
        <table:table-row table:style-name="ro1">
          <table:table-cell office:value-type="string">
            <text:p>Framework</text:p>
          </table:table-cell>
          <table:table-cell office:value-type="string">
            <text:p>Bootstrap</text:p>
          </table:table-cell>
          <table:table-cell office:value-type="string">
            <text:p>Einfache Form von CSS</text:p>
          </table:table-cell>
        </table:table-row>
        <table:table-row table:style-name="ro1">
          <table:table-cell/>
          <table:table-cell office:value-type="string">
            <text:p>Django</text:p>
          </table:table-cell>
          <table:table-cell office:value-type="string">
            <text:p>Mächtiges Python WebFramework</text:p>
          </table:table-cell>
        </table:table-row>
        <table:table-row table:style-name="ro1">
          <table:table-cell office:value-type="string">
            <text:p>Programmiersprachen</text:p>
          </table:table-cell>
          <table:table-cell office:value-type="string">
            <text:p>Python</text:p>
          </table:table-cell>
          <table:table-cell office:value-type="string">
            <text:p>Einige Teammitglieder haben bereits Erfahrungen mit WebDevelopment in Python</text:p>
          </table:table-cell>
        </table:table-row>
        <table:table-row table:style-name="ro1">
          <table:table-cell/>
          <table:table-cell office:value-type="string">
            <text:p>HTML</text:p>
          </table:table-cell>
          <table:table-cell office:value-type="string">
            <text:p>Grundlegende Markup Sprache </text:p>
          </table:table-cell>
        </table:table-row>
        <table:table-row table:style-name="ro1">
          <table:table-cell/>
          <table:table-cell office:value-type="string">
            <text:p>JavaScript</text:p>
          </table:table-cell>
          <table:table-cell office:value-type="string">
            <text:p>Um HTML dynamisch zu gestalten</text:p>
          </table:table-cell>
        </table:table-row>
        <table:table-row table:style-name="ro1">
          <table:table-cell office:value-type="string">
            <text:p>Datenbank</text:p>
          </table:table-cell>
          <table:table-cell office:value-type="string">
            <text:p>sqlite</text:p>
          </table:table-cell>
          <table:table-cell office:value-type="string">
            <text:p>Bereits in Django integriert, durch Abstrahierung kann DB ausgetauscht werden</text:p>
          </table:table-cell>
        </table:table-row>
      </table:table>
      <table:table table:name="Risiken_usw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row table:style-name="ro4">
          <table:table-cell office:value-type="string">
            <text:p>Ursache</text:p>
          </table:table-cell>
          <table:table-cell office:value-type="string">
            <text:p>Ausmaß</text:p>
          </table:table-cell>
          <table:table-cell office:value-type="string">
            <text:p>Risiko</text:p>
          </table:table-cell>
          <table:table-cell office:value-type="string">
            <text:p>Auswirkung</text:p>
          </table:table-cell>
          <table:table-cell office:value-type="string">
            <text:p>Wahrscheinlichkeit</text:p>
          </table:table-cell>
          <table:table-cell office:value-type="string">
            <text:p>Vermeidung</text:p>
          </table:table-cell>
        </table:table-row>
        <table:table-row table:style-name="ro4">
          <table:table-cell office:value-type="string">
            <text:p>Anforderungen</text:p>
          </table:table-cell>
          <table:table-cell office:value-type="string">
            <text:p>Produkt</text:p>
          </table:table-cell>
          <table:table-cell office:value-type="string">
            <text:p>Ungenügende Anforderungsanalyse</text:p>
          </table:table-cell>
          <table:table-cell office:value-type="string">
            <text:p>ernst</text:p>
          </table:table-cell>
          <table:table-cell office:value-type="string">
            <text:p>hoch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Im Produkteinsatz stellt sich heraus, dass mit wachsender Benutzerzahl Einbrüche hinsichtlich der Performance einhergehen. Als Folge können nicht alle Funktionen Effektiv und effizient genutzt werden . Die Nutzvorteile sind eingeschränkt.</text:p>
            <text:p/>
          </table:table-cell>
          <table:table-cell office:value-type="string">
            <text:p>tolerierbar</text:p>
          </table:table-cell>
          <table:table-cell office:value-type="string">
            <text:p>hoch</text:p>
          </table:table-cell>
          <table:table-cell/>
        </table:table-row>
        <table:table-row table:style-name="ro4">
          <table:table-cell office:value-type="string">
            <text:p>Extern</text:p>
          </table:table-cell>
          <table:table-cell office:value-type="string">
            <text:p>Produkt</text:p>
          </table:table-cell>
          <table:table-cell office:value-type="string">
            <text:p>Höhere Gewalt beeinflusst das Projekt</text:p>
          </table:table-cell>
          <table:table-cell office:value-type="string">
            <text:p>tolerierbar</text:p>
          </table:table-cell>
          <table:table-cell office:value-type="string">
            <text:p>gering</text:p>
          </table:table-cell>
          <table:table-cell/>
        </table:table-row>
        <table:table-row table:style-name="ro4">
          <table:table-cell office:value-type="string">
            <text:p>Kommunikation</text:p>
          </table:table-cell>
          <table:table-cell office:value-type="string">
            <text:p>Team</text:p>
          </table:table-cell>
          <table:table-cell office:value-type="string">
            <text:p>Probleme werden nicht offen angesprochen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 office:value-type="string">
            <text:p>Offenheit im Team fördern</text:p>
          </table:table-cell>
        </table:table-row>
        <table:table-row table:style-name="ro4">
          <table:table-cell table:number-columns-repeated="2"/>
          <table:table-cell office:value-type="string">
            <text:p>Probleme bei der Programmierung werden zu lange nicht angesprochen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 office:value-type="string">
            <text:p>Offenheit im Team fördern</text:p>
          </table:table-cell>
        </table:table-row>
        <table:table-row table:style-name="ro4">
          <table:table-cell table:number-columns-repeated="2"/>
          <table:table-cell office:value-type="string">
            <text:p>Fehlende Dokumente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 office:value-type="string">
            <text:p>Dokumente als Tasks in Sprints aufnehmen</text:p>
          </table:table-cell>
        </table:table-row>
        <table:table-row table:style-name="ro4">
          <table:table-cell office:value-type="string">
            <text:p>Management</text:p>
          </table:table-cell>
          <table:table-cell office:value-type="string">
            <text:p>Produkt</text:p>
          </table:table-cell>
          <table:table-cell office:value-type="string">
            <text:p>unrealistische Zeitplanung</text:p>
          </table:table-cell>
          <table:table-cell office:value-type="string">
            <text:p>ernst</text:p>
          </table:table-cell>
          <table:table-cell office:value-type="string">
            <text:p>hoch</text:p>
          </table:table-cell>
          <table:table-cell office:value-type="string">
            <text:p>Puffer einplanen</text:p>
          </table:table-cell>
        </table:table-row>
        <table:table-row table:style-name="ro4">
          <table:table-cell table:number-columns-repeated="2"/>
          <table:table-cell office:value-type="string">
            <text:p>fehlende Dokumentation</text:p>
          </table:table-cell>
          <table:table-cell office:value-type="string">
            <text:p>ernst</text:p>
          </table:table-cell>
          <table:table-cell office:value-type="string">
            <text:p>hoch</text:p>
          </table:table-cell>
          <table:table-cell office:value-type="string">
            <text:p>Team zur Dokumentation anhalten</text:p>
          </table:table-cell>
        </table:table-row>
        <table:table-row table:style-name="ro4">
          <table:table-cell table:number-columns-repeated="2"/>
          <table:table-cell office:value-type="string">
            <text:p>vergessene und nachträglich hinzugefügte Tasks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 office:value-type="string">
            <text:p>Daily Scrums</text:p>
          </table:table-cell>
        </table:table-row>
        <table:table-row table:style-name="ro4">
          <table:table-cell table:number-columns-repeated="2"/>
          <table:table-cell office:value-type="string">
            <text:p>zu viel Kommunikation</text:p>
          </table:table-cell>
          <table:table-cell office:value-type="string">
            <text:p>gering</text:p>
          </table:table-cell>
          <table:table-cell office:value-type="string">
            <text:p>gering</text:p>
          </table:table-cell>
          <table:table-cell office:value-type="string">
            <text:p>Zeitmanagment in Meetings</text:p>
          </table:table-cell>
        </table:table-row>
        <table:table-row table:style-name="ro4">
          <table:table-cell/>
          <table:table-cell office:value-type="string">
            <text:p>Team</text:p>
          </table:table-cell>
          <table:table-cell office:value-type="string">
            <text:p>schlechter Informationsfluss</text:p>
          </table:table-cell>
          <table:table-cell office:value-type="string">
            <text:p>ernst</text:p>
          </table:table-cell>
          <table:table-cell office:value-type="string">
            <text:p>gering</text:p>
          </table:table-cell>
          <table:table-cell office:value-type="string">
            <text:p>Offenheit im Team fördern</text:p>
          </table:table-cell>
        </table:table-row>
        <table:table-row table:style-name="ro4">
          <table:table-cell table:number-columns-repeated="2"/>
          <table:table-cell office:value-type="string">
            <text:p>Unklare Befugnisse: Es ist unklar, wer die Autorität hat ein Projektziel durchzusetzen</text:p>
          </table:table-cell>
          <table:table-cell office:value-type="string">
            <text:p>tolerierbar</text:p>
          </table:table-cell>
          <table:table-cell office:value-type="string">
            <text:p>gering</text:p>
          </table:table-cell>
          <table:table-cell office:value-type="string">
            <text:p>Kommunikation, DailyScrums</text:p>
          </table:table-cell>
        </table:table-row>
        <table:table-row table:style-name="ro4">
          <table:table-cell office:value-type="string">
            <text:p>Produktumfang</text:p>
          </table:table-cell>
          <table:table-cell office:value-type="string">
            <text:p>Produkt</text:p>
          </table:table-cell>
          <table:table-cell office:value-type="string">
            <text:p>Komplexität wird unterschätzt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Im Zeitverlauf über die Entwicklungsphasen wird keine klare Linie verfolgt, sondern es gibt ständig neue und wechselnde Wünsche nach Funktionen; die an die SW gestellten Anforderungen werden kontinuierlich verändert.</text:p>
          </table:table-cell>
          <table:table-cell office:value-type="string">
            <text:p>niedrig</text:p>
          </table:table-cell>
          <table:table-cell office:value-type="string">
            <text:p>gering</text:p>
          </table:table-cell>
          <table:table-cell office:value-type="string">
            <text:p>Kommunikation, Einhaltung des Lasten- und Pflichtenheftes</text:p>
          </table:table-cell>
        </table:table-row>
        <table:table-row table:style-name="ro4">
          <table:table-cell table:number-columns-repeated="2"/>
          <table:table-cell office:value-type="string">
            <text:p>Nicht umsetzbares Design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 office:value-type="string">
            <text:p>Kommunikation </text:p>
          </table:table-cell>
        </table:table-row>
        <table:table-row table:style-name="ro4">
          <table:table-cell office:value-type="string">
            <text:p>Systemarchitektur</text:p>
          </table:table-cell>
          <table:table-cell office:value-type="string">
            <text:p>Produkt</text:p>
          </table:table-cell>
          <table:table-cell office:value-type="string">
            <text:p>Ungenügende Spezifikationen von Schnittstellen</text:p>
          </table:table-cell>
          <table:table-cell office:value-type="string">
            <text:p>ernst</text:p>
          </table:table-cell>
          <table:table-cell office:value-type="string">
            <text:p>hoch</text:p>
          </table:table-cell>
          <table:table-cell office:value-type="string">
            <text:p>Anforderungsanalyse</text:p>
          </table:table-cell>
        </table:table-row>
        <table:table-row table:style-name="ro4">
          <table:table-cell table:number-columns-repeated="2"/>
          <table:table-cell office:value-type="string">
            <text:p>Komponenten arbeiten nicht zusammen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Nur teilweise erfahren SW-Entwickler</text:p>
          </table:table-cell>
          <table:table-cell office:value-type="string">
            <text:p>tolerierbar</text:p>
          </table:table-cell>
          <table:table-cell office:value-type="string">
            <text:p>hoch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Komponeneten laufen nicht stabil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Probleme mit Projektmanagemensystem</text:p>
          </table:table-cell>
          <table:table-cell office:value-type="string">
            <text:p>ernst</text:p>
          </table:table-cell>
          <table:table-cell office:value-type="string">
            <text:p>gering</text:p>
          </table:table-cell>
          <table:table-cell office:value-type="string">
            <text:p>Alternativen bereithalten</text:p>
          </table:table-cell>
        </table:table-row>
        <table:table-row table:style-name="ro4">
          <table:table-cell/>
          <table:table-cell office:value-type="string">
            <text:p>Steakholder</text:p>
          </table:table-cell>
          <table:table-cell office:value-type="string">
            <text:p>Sicherheitslücken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 office:value-type="string">
            <text:p>Saubere Implementierung</text:p>
          </table:table-cell>
        </table:table-row>
        <table:table-row table:style-name="ro3">
          <table:table-cell table:number-columns-repeated="2"/>
          <table:table-cell office:value-type="string">
            <text:p>Testumgebung für Integrationstests</text:p>
            <text:p>Sind nicht verfügbar</text:p>
          </table:table-cell>
          <table:table-cell office:value-type="string">
            <text:p>ernst</text:p>
          </table:table-cell>
          <table:table-cell office:value-type="string">
            <text:p>gering</text:p>
          </table:table-cell>
          <table:table-cell office:value-type="string">
            <text:p>Frühzeitig erkennen</text:p>
          </table:table-cell>
        </table:table-row>
        <table:table-row table:style-name="ro4">
          <table:table-cell office:value-type="string">
            <text:p>Team</text:p>
          </table:table-cell>
          <table:table-cell office:value-type="string">
            <text:p>Produkt</text:p>
          </table:table-cell>
          <table:table-cell office:value-type="string">
            <text:p>Nur teilweise erfahren SW-Entwickler</text:p>
          </table:table-cell>
          <table:table-cell office:value-type="string">
            <text:p>ernst</text:p>
          </table:table-cell>
          <table:table-cell office:value-type="string">
            <text:p>hoch</text:p>
          </table:table-cell>
          <table:table-cell office:value-type="string">
            <text:p>Pairprogramming</text:p>
          </table:table-cell>
        </table:table-row>
        <table:table-row table:style-name="ro4">
          <table:table-cell table:number-columns-repeated="2"/>
          <table:table-cell office:value-type="string">
            <text:p>Mangehafte Zeitplanung</text:p>
          </table:table-cell>
          <table:table-cell office:value-type="string">
            <text:p>tolerierbar</text:p>
          </table:table-cell>
          <table:table-cell office:value-type="string">
            <text:p>mittel</text:p>
          </table:table-cell>
          <table:table-cell office:value-type="string">
            <text:p>Kommunikation </text:p>
          </table:table-cell>
        </table:table-row>
        <table:table-row table:style-name="ro4">
          <table:table-cell table:number-columns-repeated="2"/>
          <table:table-cell office:value-type="string">
            <text:p>Implementierung unnötiger Eigenschaften und keine Entwicklung einer der Anforderung entsprechenden Eigenschaft</text:p>
          </table:table-cell>
          <table:table-cell office:value-type="string">
            <text:p>mitel</text:p>
          </table:table-cell>
          <table:table-cell office:value-type="string">
            <text:p>gering</text:p>
          </table:table-cell>
          <table:table-cell office:value-type="string">
            <text:p>Offenheit im Team fördern</text:p>
          </table:table-cell>
        </table:table-row>
        <table:table-row table:style-name="ro4">
          <table:table-cell table:number-columns-repeated="2"/>
          <table:table-cell office:value-type="string">
            <text:p>Nicht genügend Entwickler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 office:value-type="string">
            <text:p>Scope </text:p>
          </table:table-cell>
        </table:table-row>
        <table:table-row table:style-name="ro4">
          <table:table-cell table:number-columns-repeated="2"/>
          <table:table-cell office:value-type="string">
            <text:p>Austausch/ Wegfall von Personal (Exmatrikulation o. ä.)</text:p>
          </table:table-cell>
          <table:table-cell office:value-type="string">
            <text:p>mittel</text:p>
          </table:table-cell>
          <table:table-cell office:value-type="string">
            <text:p>gering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Einsatz neuer, unbekannter Tools</text:p>
          </table:table-cell>
          <table:table-cell office:value-type="string">
            <text:p>tolerierbar</text:p>
          </table:table-cell>
          <table:table-cell office:value-type="string">
            <text:p>hoch</text:p>
          </table:table-cell>
          <table:table-cell office:value-type="string">
            <text:p>Wiki</text:p>
          </table:table-cell>
        </table:table-row>
        <table:table-row table:style-name="ro4">
          <table:table-cell table:number-columns-repeated="2"/>
          <table:table-cell office:value-type="string">
            <text:p>Mitarbeiter müssen sich in Tools einarbeiten</text:p>
          </table:table-cell>
          <table:table-cell office:value-type="string">
            <text:p>tolerierbar</text:p>
          </table:table-cell>
          <table:table-cell office:value-type="string">
            <text:p>hoch</text:p>
          </table:table-cell>
          <table:table-cell office:value-type="string">
            <text:p>Kommunikation </text:p>
          </table:table-cell>
        </table:table-row>
        <table:table-row table:style-name="ro4">
          <table:table-cell table:number-columns-repeated="2"/>
          <table:table-cell office:value-type="string">
            <text:p>Mangelnde Leistung, Engament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 office:value-type="string">
            <text:p>Kommunitkation</text:p>
          </table:table-cell>
        </table:table-row>
        <table:table-row table:style-name="ro4">
          <table:table-cell table:number-columns-repeated="2"/>
          <table:table-cell office:value-type="string">
            <text:p>Negative Einstellung gegenüber des Projektes</text:p>
          </table:table-cell>
          <table:table-cell office:value-type="string">
            <text:p>ernst</text:p>
          </table:table-cell>
          <table:table-cell office:value-type="string">
            <text:p>gering</text:p>
          </table:table-cell>
          <table:table-cell office:value-type="string">
            <text:p>Offenheit im Team fördern</text:p>
          </table:table-cell>
        </table:table-row>
        <table:table-row table:style-name="ro4">
          <table:table-cell/>
          <table:table-cell office:value-type="string">
            <text:p>Team</text:p>
          </table:table-cell>
          <table:table-cell office:value-type="string">
            <text:p>Geringe Motivation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 office:value-type="string">
            <text:p>Zeitplan einhalten</text:p>
          </table:table-cell>
        </table:table-row>
      </table:table>
      <table:table table:name="Risiken_usw_2" table:style-name="ta1" table:print="false"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row table:style-name="ro4">
          <table:table-cell office:value-type="string">
            <text:p>Ursache</text:p>
          </table:table-cell>
          <table:table-cell office:value-type="string">
            <text:p>Risiko</text:p>
          </table:table-cell>
          <table:table-cell office:value-type="string">
            <text:p>Auswirkung</text:p>
          </table:table-cell>
          <table:table-cell office:value-type="string">
            <text:p>Wahrscheinlichkeit</text:p>
          </table:table-cell>
          <table:table-cell office:value-type="string">
            <text:p>Vermeidung</text:p>
          </table:table-cell>
        </table:table-row>
        <table:table-row table:style-name="ro4">
          <table:table-cell office:value-type="string">
            <text:p>Produktumfang</text:p>
          </table:table-cell>
          <table:table-cell office:value-type="string">
            <text:p>Komplexität wird unterschätzt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/>
        </table:table-row>
        <table:table-row table:style-name="ro4">
          <table:table-cell/>
          <table:table-cell office:value-type="string">
            <text:p>Im Zeitverlauf über die Entwicklungsphasen wird keine klare Linie verfolgt, sondern es gibt ständig neue und wechselnde Wünsche nach Funktionen; die an die SW gestellten Anforderungen werden kontinuierlich verändert.</text:p>
          </table:table-cell>
          <table:table-cell office:value-type="string">
            <text:p>niedrig</text:p>
          </table:table-cell>
          <table:table-cell office:value-type="string">
            <text:p>gering</text:p>
          </table:table-cell>
          <table:table-cell office:value-type="string">
            <text:p>Kommunikation, Einhaltung des Lasten- und Pflichtenheftes</text:p>
          </table:table-cell>
        </table:table-row>
        <table:table-row table:style-name="ro4">
          <table:table-cell/>
          <table:table-cell office:value-type="string">
            <text:p>Nicht umsetzbares Design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 office:value-type="string">
            <text:p>Kommunikation </text:p>
          </table:table-cell>
        </table:table-row>
        <table:table-row table:style-name="ro4">
          <table:table-cell office:value-type="string">
            <text:p>Systemarchitektur</text:p>
          </table:table-cell>
          <table:table-cell office:value-type="string">
            <text:p>Ungenügende Spezifikationen von Schnittstellen</text:p>
          </table:table-cell>
          <table:table-cell office:value-type="string">
            <text:p>ernst</text:p>
          </table:table-cell>
          <table:table-cell office:value-type="string">
            <text:p>hoch</text:p>
          </table:table-cell>
          <table:table-cell office:value-type="string">
            <text:p>Anforderungsanalyse</text:p>
          </table:table-cell>
        </table:table-row>
        <table:table-row table:style-name="ro4">
          <table:table-cell/>
          <table:table-cell office:value-type="string">
            <text:p>Komponenten arbeiten nicht zusammen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/>
        </table:table-row>
        <table:table-row table:style-name="ro4">
          <table:table-cell/>
          <table:table-cell office:value-type="string">
            <text:p>Komponeneten laufen nicht stabil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/>
        </table:table-row>
        <table:table-row table:style-name="ro4">
          <table:table-cell/>
          <table:table-cell office:value-type="string">
            <text:p>Sicherheitslücken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 office:value-type="string">
            <text:p>Saubere Implementierung</text:p>
          </table:table-cell>
        </table:table-row>
        <table:table-row table:style-name="ro4">
          <table:table-cell/>
          <table:table-cell office:value-type="string">
            <text:p>Testumgebung für Integrationstests sind nicht verfügbar</text:p>
          </table:table-cell>
          <table:table-cell office:value-type="string">
            <text:p>ernst</text:p>
          </table:table-cell>
          <table:table-cell office:value-type="string">
            <text:p>gering</text:p>
          </table:table-cell>
          <table:table-cell office:value-type="string">
            <text:p>Frühzeitig erkennen</text:p>
          </table:table-cell>
        </table:table-row>
        <table:table-row table:style-name="ro4">
          <table:table-cell/>
          <table:table-cell office:value-type="string">
            <text:p>Implementierung unnötiger Eigenschaften und keine Entwicklung einer der Anforderung entsprechenden Eigenschaft</text:p>
          </table:table-cell>
          <table:table-cell office:value-type="string">
            <text:p>mitel</text:p>
          </table:table-cell>
          <table:table-cell office:value-type="string">
            <text:p>gering</text:p>
          </table:table-cell>
          <table:table-cell office:value-type="string">
            <text:p>Offenheit im Team fördern</text:p>
          </table:table-cell>
        </table:table-row>
        <table:table-row table:style-name="ro4">
          <table:table-cell office:value-type="string">
            <text:p>Team</text:p>
          </table:table-cell>
          <table:table-cell office:value-type="string">
            <text:p>Mitarbeiter müssen sich in Tools einarbeiten</text:p>
          </table:table-cell>
          <table:table-cell office:value-type="string">
            <text:p>tolerierbar</text:p>
          </table:table-cell>
          <table:table-cell office:value-type="string">
            <text:p>hoch</text:p>
          </table:table-cell>
          <table:table-cell office:value-type="string">
            <text:p>Kommunikation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2">12.05.2021</text:date>, <text:time>13:0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6:50:48.224920862</meta:creation-date>
    <dc:date>2021-05-12T13:02:36.67</dc:date>
    <meta:editing-duration>P1DT6H2M31S</meta:editing-duration>
    <meta:editing-cycles>9</meta:editing-cycles>
    <meta:generator>OpenOffice/4.1.7$Win32 OpenOffice.org_project/417m1$Build-9800</meta:generator>
    <meta:document-statistic meta:table-count="6" meta:cell-count="290" meta:object-count="0"/>
  </office:meta>
</office:document-meta>
</file>